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595992737102394699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7463856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7452125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7462981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264626799860051942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503338210147805399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114930500320217091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3832167584575116658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613413592986373990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6754660715352565835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5874992125288603766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from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from Google Earth. 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07T17:23:38.86</dc:date>
    <dc:creator>James  Lombardi</dc:creator>
    <meta:editing-duration>P8DT7H49M59S</meta:editing-duration>
    <meta:editing-cycles>741</meta:editing-cycles>
    <meta:generator>OpenOffice/4.1.2$Win32 OpenOffice.org_project/412m3$Build-9782</meta:generator>
    <meta:document-statistic meta:table-count="0" meta:image-count="0" meta:object-count="0" meta:page-count="28" meta:paragraph-count="725" meta:word-count="9250" meta:character-count="46310"/>
  </office:meta>
</office:document-meta>
</file>